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433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14.485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3.939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ildings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<text:a xlink:href="https://www.hiveworkshop.com/threads/arabian-decorations.292495/#resource-71927">Arabian decorations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gate.292141/#resource-71536">Arabian gate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house.278862/#resource-37895">House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siege-workshop.292324/#resource-71750">Arabian siege workshop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town-hall.292246/#resource-71696">Arabian town hall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towers.279269/#resource-37925">Towers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university.292391/#resource-71825">Arabian university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palace.292318/#resource-71747">Arabian palace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arabian-inn.292275/#resource-71726">Arabian inn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fountain.254654/#resource-36036">Fountain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barracks.274566/#resource-37595">Barracks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citizen-house.275160/#resource-37634">Citizen House</text:a></text:p>
          </table:table-cell>
          <table:table-cell office:value-type="string">
            <text:p><text:a xlink:href="https://www.hiveworkshop.com/members/massivemaster.180012/">MassiveMaster</text:a> </text:p>
          </table:table-cell>
        </table:table-row>
        <table:table-row table:style-name="ro1">
          <table:table-cell office:value-type="string">
            <text:p><text:a xlink:href="https://www.hiveworkshop.com/threads/peasant-house.275159/#resource-37633">Peasant House</text:a></text:p>
          </table:table-cell>
          <table:table-cell office:value-type="string">
            <text:p><text:a xlink:href="https://www.hiveworkshop.com/members/massivemaster.180012/">MassiveMaster</text:a> </text:p>
          </table:table-cell>
        </table:table-row>
        <table:table-row table:style-name="ro1">
          <table:table-cell office:value-type="string">
            <text:p><text:a xlink:href="https://www.hiveworkshop.com/threads/human-garrison.215871/#resource-32757">Human Garrison</text:a></text:p>
          </table:table-cell>
          <table:table-cell office:value-type="string">
            <text:p><text:a xlink:href="https://www.hiveworkshop.com/members/skrab.135873/">skrab</text:a> </text:p>
          </table:table-cell>
        </table:table-row>
        <table:table-row table:style-name="ro1">
          <table:table-cell office:value-type="string">
            <text:p><text:a xlink:href="https://www.hiveworkshop.com/threads/siegeworkshop.244863/#resource-35237">SiegeWorkshop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towers-square-version.273712/#resource-37502">Towers(Square version)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  <table:table-row table:style-name="ro1">
          <table:table-cell office:value-type="string">
            <text:p><text:a xlink:href="https://www.hiveworkshop.com/threads/university.276219/#resource-37701">University</text:a></text:p>
          </table:table-cell>
          <table:table-cell office:value-type="string">
            <text:p><text:a xlink:href="https://www.hiveworkshop.com/members/mike.224972/">Mike</text:a> </text:p>
          </table:table-cell>
        </table:table-row>
      </table:table>
      <table:table table:name="Doodads" table:style-name="ta1" table:print="false"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<text:a xlink:href="https://www.hiveworkshop.com/threads/anvil.273416/#resource-37483">Anvi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firepitpeasant.47862/#resource-20718">FirepitPeasant</text:a></text:p>
          </table:table-cell>
          <table:table-cell office:value-type="string">
            <text:p><text:a xlink:href="https://www.hiveworkshop.com/members/deathscythe36.119668/">deathscythe36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fountain-statue.219515/#resource-33041">Fountain statue</text:a></text:p>
          </table:table-cell>
          <table:table-cell office:value-type="string">
            <text:p><text:a xlink:href="https://www.hiveworkshop.com/members/hexus.187314/">Hexus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guillotine.50396/#resource-23630">guillotine</text:a></text:p>
          </table:table-cell>
          <table:table-cell office:value-type="string">
            <text:p><text:a xlink:href="https://www.hiveworkshop.com/members/rondo.124318/">Rondo</text:a> </text:p>
          </table:table-cell>
          <table:table-cell table:style-name="ce2" office:value-type="string">
            <text:p>guillotine.blp </text:p>
          </table:table-cell>
          <table:table-cell table:style-name="ce2" office:value-type="string">
            <text:p>Holz.blp </text:p>
          </table:table-cell>
        </table:table-row>
        <table:table-row table:style-name="ro1">
          <table:table-cell office:value-type="string">
            <text:p><text:a xlink:href="https://www.hiveworkshop.com/threads/statue-lantern.219518/#resource-33044">Statue Lantern</text:a></text:p>
          </table:table-cell>
          <table:table-cell office:value-type="string">
            <text:p><text:a xlink:href="https://www.hiveworkshop.com/members/hexus.187314/">Hexus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market-stand.254588/#resource-36028">Market Stand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lava-pit.291875/#resource-71012">Lava Pit</text:a></text:p>
          </table:table-cell>
          <table:table-cell office:value-type="string">
            <text:p><text:a xlink:href="https://www.hiveworkshop.com/members/hayate.198192/">Hayat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training-teepee.290300/#resource-69874">Training Teepee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style-name="ce2" office:value-type="string">
            <text:p>TrainingTeepee.blp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training-dummy.88296/#resource-25149">Training Dummy</text:a></text:p>
          </table:table-cell>
          <table:table-cell office:value-type="string">
            <text:p><text:a xlink:href="https://www.hiveworkshop.com/members/communist_orc.128769/">communist_orc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wood-bench.168083/#resource-29549">Wood Bench</text:a></text:p>
          </table:table-cell>
          <table:table-cell office:value-type="string">
            <text:p><text:a xlink:href="https://www.hiveworkshop.com/members/hortaxman.185436/">hortaxma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wood-table.168211/#resource-29563">Wood Table</text:a></text:p>
          </table:table-cell>
          <table:table-cell office:value-type="string">
            <text:p><text:a xlink:href="https://www.hiveworkshop.com/members/hortaxman.185436/">hortaxma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wooden-barricade.158250/#resource-28812">Wooden Barricade</text:a></text:p>
          </table:table-cell>
          <table:table-cell office:value-type="string">
            <text:p><text:a xlink:href="https://www.hiveworkshop.com/members/teaspoon.180765/">Teaspoo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animatedcattailcv010.226170/#resource-33762">AnimatedCatTailCv010</text:a></text:p>
          </table:table-cell>
          <table:table-cell office:value-type="string">
            <text:p><text:a xlink:href="https://www.hiveworkshop.com/members/kellym0.183403/">kellym0</text:a> </text:p>
          </table:table-cell>
          <table:table-cell table:style-name="ce2" office:value-type="string">
            <text:p>GrassParticlesV015.blp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arabian-gate.292141/#resource-71536">Arabian gate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walls.279240/#resource-37920">Walls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barracks.274566/#resource-37595">Barracks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eltic-stables.287929/#resource-68645">Celtic Stables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eltic-house.287534/#resource-68314">Celtic House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eltic-dockyard.289350/#resource-69331">Celtic Dockyard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eltic-stockpile.289351/#resource-69332">Celtic Stockpile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eltic-town-center.287546/#resource-68319">Celtic Town Center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ooling-barrel.278651/#resource-37875">Cooling Barre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city-decorations.292041/#resource-71404">City decorations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tents.275471/#resource-37661">Tents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fireplace.273314/#resource-37477">Fireplac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haunted-castle.293163/#resource-72361">Haunted castle</text:a></text:p>
          </table:table-cell>
          <table:table-cell office:value-type="string">
            <text:p><text:a xlink:href="https://www.hiveworkshop.com/members/mechanical-man.116787/">Mechanical Ma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palisade.286709/#resource-67746">Palisade</text:a></text:p>
          </table:table-cell>
          <table:table-cell office:value-type="string">
            <text:p><text:a xlink:href="https://www.hiveworkshop.com/members/mike.224972/">Mik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roulotte.287998/#resource-68701">Roulotte</text:a></text:p>
          </table:table-cell>
          <table:table-cell office:value-type="string">
            <text:p><text:a xlink:href="https://www.hiveworkshop.com/members/callahan.110195/">Callahan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homestead.277625/#resource-37793">Homestead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watch-post.270332/#resource-37286">Watch Post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hiveworkshop.com/threads/justanotherwell.224922/#resource-33628">JustAnotherWell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 table:number-columns-repeated="2"/>
        </table:table-row>
      </table:table>
      <table:table table:name="Models" table:style-name="ta1" table:print="false"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row table:style-name="ro2">
          <table:table-cell table:style-name="Default" office:value-type="string">
            <text:p>Link</text:p>
          </table:table-cell>
          <table:table-cell table:style-name="Default"/>
          <table:table-cell/>
        </table:table-row>
        <table:table-row table:style-name="ro3">
          <table:table-cell table:style-name="ce3" office:value-type="string">
            <text:p><text:a xlink:href="https://www.hiveworkshop.com/bundles/animatedcattailcv010.226170/">AnimatedCatTailCv010</text:a></text:p>
          </table:table-cell>
          <table:table-cell office:value-type="string">
            <text:p><text:a xlink:href="https://www.hiveworkshop.com/members/kellym0.183403/">kellym0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anvil.37483/">Anvi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arabian-university.71825/">Arabian university</text:a></text:p>
          </table:table-cell>
          <table:table-cell office:value-type="string">
            <text:p><text:a xlink:href="https://www.hiveworkshop.com/members/mike.224972/">Mike</text:a> </text:p>
          </table:table-cell>
          <table:table-cell office:value-type="string">
            <text:p>also other arabian buildings</text:p>
          </table:table-cell>
        </table:table-row>
        <table:table-row table:style-name="ro1">
          <table:table-cell office:value-type="string">
            <text:p><text:a xlink:href="https://www.hiveworkshop.com/threads/amored-stalhound-skeletal-wolf.278279/#resource-37843">Amored StalHound (Skeletal-Wolf)</text:a></text:p>
          </table:table-cell>
          <table:table-cell office:value-type="string">
            <text:p><text:a xlink:href="https://www.hiveworkshop.com/members/mister_haudrauf.236714/">Mister_Haudrauf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barracks.274566/#resource-37595">Barracks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cabalist.30186/">Cabalist</text:a></text:p>
          </table:table-cell>
          <table:table-cell office:value-type="string">
            <text:p><text:a xlink:href="https://www.hiveworkshop.com/members/happycockroach.165527/">HappyCockroach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cathedral.273969/#resource-37531">Cathedral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celtic-dockyard.289350/#resource-69331">Celtic Dockyard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office:value-type="string">
            <text:p>also other celtic buildings</text:p>
          </table:table-cell>
        </table:table-row>
        <table:table-row table:style-name="ro3">
          <table:table-cell table:style-name="ce3" office:value-type="string">
            <text:p><text:a xlink:href="https://www.hiveworkshop.com/resources/citizen-house.37634/">Citizen House</text:a></text:p>
          </table:table-cell>
          <table:table-cell office:value-type="string">
            <text:p><text:a xlink:href="https://www.hiveworkshop.com/members/massivemaster.180012/">MassiveMaster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colosseum.291761/#resource-70893">Colosseum</text:a></text:p>
          </table:table-cell>
          <table:table-cell office:value-type="string">
            <text:p><text:a xlink:href="https://www.hiveworkshop.com/members/mister_haudrauf.236714/">Mister_Haudrauf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cooling-barrel.37875/">Cooling Barre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warcraft-crusader.286460/#resource-67652">Warcraft Crusader</text:a> 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city-decorations.292041/#resource-71404">City decorations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twilightascendant.239863/#resource-34858">TwilightAscendant</text:a></text:p>
          </table:table-cell>
          <table:table-cell office:value-type="string">
            <text:p><text:a xlink:href="https://www.hiveworkshop.com/members/sellenisko.143523/">Sellenisko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elven-archer-wotr.291625/#resource-70731">Elven Archer (War of the Ring)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encampment.156126/#resource-28677">Encampment</text:a></text:p>
          </table:table-cell>
          <table:table-cell office:value-type="string">
            <text:p><text:a xlink:href="https://www.hiveworkshop.com/members/mr-bob.143809/">Mr. Bob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evil-eye.287867/#resource-68599">Evil Eye</text:a></text:p>
          </table:table-cell>
          <table:table-cell office:value-type="string">
            <text:p><text:a xlink:href="https://www.hiveworkshop.com/members/direfury.188037/">Direfury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firepitpeasant.20718/">FirepitPeasant</text:a></text:p>
          </table:table-cell>
          <table:table-cell office:value-type="string">
            <text:p><text:a xlink:href="https://www.hiveworkshop.com/members/deathscythe36.119668/">deathscythe36</text:a></text:p>
          </table:table-cell>
          <table:table-cell/>
        </table:table-row>
        <table:table-row table:style-name="ro1">
          <table:table-cell office:value-type="string">
            <text:p><text:a xlink:href="https://www.hiveworkshop.com/threads/fireplace.273314/#resource-37477">Fireplac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flaming-raven.245386/#resource-35304">Flaming Raven</text:a></text:p>
          </table:table-cell>
          <table:table-cell office:value-type="string">
            <text:p><text:a xlink:href="https://www.hiveworkshop.com/members/ugougo.223928/">UgoUgo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fountain.254654/#resource-36036">Fountain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fountain-statue.33041/">Fountain statue</text:a></text:p>
          </table:table-cell>
          <table:table-cell office:value-type="string">
            <text:p><text:a xlink:href="https://www.hiveworkshop.com/members/hexus.187314/">Hexus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frozenfountain.24318/">FrozenFountain</text:a></text:p>
          </table:table-cell>
          <table:table-cell office:value-type="string">
            <text:p><text:a xlink:href="https://www.hiveworkshop.com/members/elenai.135697/">Elenai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gibbet.270639/#resource-37329">Gibbet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goblin-steamboat.267647/#resource-37178">Goblin Steamboat</text:a></text:p>
          </table:table-cell>
          <table:table-cell office:value-type="string">
            <text:p><text:a xlink:href="https://www.hiveworkshop.com/members/kellym0.183403/">kellym0</text:a>, <text:a xlink:href="https://www.hiveworkshop.com/members/minimage.150231/">MiniMage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human-garrison.32757/">Human Garrison</text:a></text:p>
          </table:table-cell>
          <table:table-cell office:value-type="string">
            <text:p><text:a xlink:href="https://www.hiveworkshop.com/members/skrab.135873/">skrab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ice-spider.25228/">Ice Spider</text:a></text:p>
          </table:table-cell>
          <table:table-cell office:value-type="string">
            <text:p><text:a xlink:href="https://www.hiveworkshop.com/members/kitabatake.124756/">Kitabatake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icicle.275300/#resource-37646">Icicle</text:a></text:p>
          </table:table-cell>
          <table:table-cell office:value-type="string">
            <text:p><text:a xlink:href="https://www.hiveworkshop.com/members/ix-artur-xi.250463/">IX-ArTuR-XI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juggernaut.222277/#resource-33300">Juggernaut</text:a></text:p>
          </table:table-cell>
          <table:table-cell office:value-type="string">
            <text:p><text:a xlink:href="https://www.hiveworkshop.com/members/happytauren.10087/">HappyTauren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justanotherwell.33628/">JustAnotherWell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resources/statue-lantern.33044/">Statue Lantern</text:a></text:p>
          </table:table-cell>
          <table:table-cell office:value-type="string">
            <text:p><text:a xlink:href="https://www.hiveworkshop.com/members/hexus.187314/">Hexus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lion-female-aka-lioness.92915/#resource-25470">Lion Female (aka Lioness)</text:a></text:p>
          </table:table-cell>
          <table:table-cell office:value-type="string">
            <text:p><text:a xlink:href="https://www.hiveworkshop.com/members/kuhneghetz.8220/">Kuhneghetz</text:a> </text:p>
          </table:table-cell>
          <table:table-cell/>
        </table:table-row>
        <table:table-row table:style-name="ro3">
          <table:table-cell table:style-name="ce3" office:value-type="string">
            <text:p><text:a xlink:href="https://www.hiveworkshop.com/bundles/lion-male.92916/">Lion Male</text:a></text:p>
          </table:table-cell>
          <table:table-cell office:value-type="string">
            <text:p><text:a xlink:href="https://www.hiveworkshop.com/members/kuhneghetz.8220/">Kuhneghetz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market-stand.114027/#resource-26487">Market Stand</text:a> </text:p>
          </table:table-cell>
          <table:table-cell office:value-type="string">
            <text:p><text:a xlink:href="https://www.hiveworkshop.com/members/ribenamania.148798/">Ribenamania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olavi-the-dwarf.293928/#resource-72769">Olavi</text:a></text:p>
          </table:table-cell>
          <table:table-cell office:value-type="string">
            <text:p><text:a xlink:href="https://www.hiveworkshop.com/members/skipper.201984/">Skipper</text:a> </text:p>
          </table:table-cell>
          <table:table-cell/>
        </table:table-row>
        <table:table-row table:style-name="ro1">
          <table:table-cell office:value-type="string">
            <text:p><text:a xlink:href="https://www.hiveworkshop.com/threads/uruk-hai-warleader.291628/#resource-70734">Uruk-Hai Warleader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10/04/2018</text:date>, <text:time>00:4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Marin</meta:initial-creator>
    <meta:creation-date>2018-03-29T11:32:12.61</meta:creation-date>
    <meta:generator>OpenOffice/4.1.3$Win32 OpenOffice.org_project/413m1$Build-9783</meta:generator>
    <dc:date>2018-10-04T00:47:03.31</dc:date>
    <dc:creator>Joachim Marin</dc:creator>
    <meta:editing-duration>PT2H43M35S</meta:editing-duration>
    <meta:editing-cycles>25</meta:editing-cycles>
    <meta:document-statistic meta:table-count="3" meta:cell-count="175" meta:object-count="0"/>
  </office:meta>
</office:document-meta>
</file>